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965" officeooo:paragraph-rsid="0007e965"/>
    </style:style>
    <style:style style:name="P2" style:family="paragraph" style:parent-style-name="Standard">
      <style:text-properties fo:font-size="20pt" officeooo:rsid="0007e965" officeooo:paragraph-rsid="0007e965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><text:span text:style-name="T1">Lien</text:span>: <text:s/>https://my.visme.co/view/vdpx7nkj-untitled-projec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4:41:51.002639957</meta:creation-date>
    <dc:date>2023-06-21T14:43:58.596118256</dc:date>
    <meta:editing-duration>PT2M8S</meta:editing-duration>
    <meta:editing-cycles>1</meta:editing-cycles>
    <meta:document-statistic meta:table-count="0" meta:image-count="0" meta:object-count="0" meta:page-count="1" meta:paragraph-count="1" meta:word-count="2" meta:character-count="57" meta:non-whitespace-character-count="55"/>
    <meta:generator>LibreOffice/7.3.7.2$Linux_X86_64 LibreOffice_project/30$Build-2</meta:generator>
  </office:meta>
</office:document-meta>
</file>